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1f78" officeooo:paragraph-rsid="001c1f78"/>
    </style:style>
    <style:style style:name="P2" style:family="paragraph" style:parent-style-name="Standard" style:list-style-name="L2">
      <style:text-properties officeooo:rsid="001c1f78" officeooo:paragraph-rsid="001c1f78"/>
    </style:style>
    <style:style style:name="P3" style:family="paragraph" style:parent-style-name="Standard" style:list-style-name="L2">
      <style:text-properties officeooo:paragraph-rsid="001c1f78"/>
    </style:style>
    <style:style style:name="P4" style:family="paragraph" style:parent-style-name="Standard" style:list-style-name="L2">
      <style:text-properties officeooo:rsid="001c4fae" officeooo:paragraph-rsid="001c4fae"/>
    </style:style>
    <style:style style:name="T1" style:family="text">
      <style:text-properties officeooo:rsid="001c1f78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e révision avant l’examen</text:p>
      <text:p text:style-name="P1"/>
      <text:list xml:id="list2308743071136828961" text:style-name="L2">
        <text:list-item>
          <text:p text:style-name="P2">écriture </text:p>
        </text:list-item>
        <text:list-item>
          <text:p text:style-name="P2">soin </text:p>
        </text:list-item>
        <text:list-item>
          <text:p text:style-name="P2">numéroter les questions </text:p>
        </text:list-item>
        <text:list-item>
          <text:p text:style-name="P2">si fait dans le désordre, laisser au moins de la place </text:p>
        </text:list-item>
        <text:list-item>
          <text:p text:style-name="P2">introduire les réponses </text:p>
          <text:list>
            <text:list-item>
              <text:p text:style-name="P3"><text:span text:style-name="T1">se servir de la consigne </text:span></text:p>
            </text:list-item>
          </text:list>
        </text:list-item>
        <text:list-item>
          <text:p text:style-name="P3">« <text:span text:style-name="T1">{ Podemos verlo / Lo podemos ver / Esta escrito } a la línea … » </text:span></text:p>
          <text:list>
            <text:list-item>
              <text:p text:style-name="P3"><text:span text:style-name="T1">+ préciser les lignes </text:span></text:p>
            </text:list-item>
          </text:list>
        </text:list-item>
        <text:list-item>
          <text:p text:style-name="P2">justifier les réponses quand demandée </text:p>
        </text:list-item>
        <text:list-item>
          <text:p text:style-name="P2">cita <text:tab/>una frase <text:tab/><text:tab/>M. </text:p>
          <text:p text:style-name="P2"/>
          <text:p text:style-name="P2"><text:s/><text:tab/>un fragmento &gt; <text:tab/>qq mots</text:p>
          <text:p text:style-name="P2"><text:s/><text:tab/>elementos &gt;<text:tab/><text:tab/>^</text:p>
          <text:p text:style-name="P2"><text:s/><text:tab/>palabras &gt;<text:tab/><text:tab/>^</text:p>
          <text:p text:style-name="P2"/>
          <text:p text:style-name="P2"><text:s/><text:tab/>un elemento &gt; <text:tab/>1 mot</text:p>
          <text:p text:style-name="P2"><text:s/><text:tab/>una palabra &gt; <text:tab/><text:tab/>^</text:p>
          <text:list>
            <text:list-item>
              <text:p text:style-name="P4">+ préciser les lignes </text:p>
            </text:list-item>
          </text:list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03:31.640000000</meta:creation-date>
    <dc:date>2019-05-27T11:16:25.214000000</dc:date>
    <meta:editing-duration>PT23S</meta:editing-duration>
    <meta:editing-cycles>1</meta:editing-cycles>
    <meta:document-statistic meta:table-count="0" meta:image-count="0" meta:object-count="0" meta:page-count="1" meta:paragraph-count="20" meta:word-count="102" meta:character-count="460" meta:non-whitespace-character-count="364"/>
    <meta:generator>LibreOffice/5.1.6.2$Windows_x86 LibreOffice_project/07ac168c60a517dba0f0d7bc7540f5afa45f0909</meta:generator>
  </office:meta>
</office:document-meta>
</file>